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25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ue Dates" table:style-name="ta1"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4"/>
        <table:table-column table:style-name="co8" table:default-cell-style-name="ce15"/>
        <table:table-row table:style-name="ro1">
          <table:table-cell table:style-name="ce11" office:value-type="string" calcext:value-type="string">
            <text:p>Livrable</text:p>
          </table:table-cell>
          <table:table-cell table:style-name="ce11" office:value-type="string" calcext:value-type="string">
            <text:p>Deadline</text:p>
          </table:table-cell>
          <table:table-cell table:style-name="ce11" office:value-type="string" calcext:value-type="string">
            <text:p>Remaining Days</text:p>
          </table:table-cell>
          <table:table-cell table:style-name="ce11" office:value-type="string" calcext:value-type="string">
            <text:p>Remaining week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euille de route</text:p>
          </table:table-cell>
          <table:table-cell office:value-type="date" office:date-value="2019-02-10" calcext:value-type="date">
            <text:p>02/10/19</text:p>
          </table:table-cell>
          <table:table-cell table:number-columns-repeated="2" office:value-type="string" calcext:value-type="string">
            <text:p>N/A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<text:a xlink:href="http://www.lirmm.fr/~lafourcade/TERM1/#Feuillederoute" xlink:type="simple">http://www.lirmm.fr/~lafourcade/TERM1/#Feuillederoute</text:a></text:p>
          </table:table-cell>
        </table:table-row>
        <table:table-row table:style-name="ro1">
          <table:table-cell office:value-type="string" calcext:value-type="string">
            <text:p>bilan du mi-parcours</text:p>
          </table:table-cell>
          <table:table-cell office:value-type="date" office:date-value="2019-03-07" calcext:value-type="date">
            <text:p>03/07/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<text:a xlink:href="http://www.lirmm.fr/~lafourcade/TERM1/#miparcours" xlink:type="simple">http://www.lirmm.fr/~lafourcade/TERM1/#miparcours</text:a></text:p>
          </table:table-cell>
        </table:table-row>
        <table:table-row table:style-name="ro1">
          <table:table-cell office:value-type="string" calcext:value-type="string">
            <text:p>Rapport + travail complet</text:p>
          </table:table-cell>
          <table:table-cell office:value-type="date" office:date-value="2019-05-22" calcext:value-type="date">
            <text:p>05/22/19</text:p>
          </table:table-cell>
          <table:table-cell table:formula="of:=DAYS([.B4]; TODAY())" office:value-type="float" office:value="38" calcext:value-type="float">
            <text:p>38</text:p>
          </table:table-cell>
          <table:table-cell table:formula="of:=ORG.OPENOFFICE.WEEKS(TODAY(); [.B4]; 1)" office:value-type="float" office:value="6" calcext:value-type="float">
            <text:p>6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travailcomplet" xlink:type="simple">http://www.lirmm.fr/~lafourcade/TERM1/#travailcomplet</text:a></text:p>
          </table:table-cell>
        </table:table-row>
        <table:table-row table:style-name="ro1">
          <table:table-cell office:value-type="string" calcext:value-type="string">
            <text:p>soutenance</text:p>
          </table:table-cell>
          <table:table-cell office:value-type="date" office:date-value="2019-05-28" calcext:value-type="date">
            <text:p>05/28/19</text:p>
          </table:table-cell>
          <table:table-cell table:formula="of:=DAYS([.B5]; TODAY())" office:value-type="float" office:value="44" calcext:value-type="float">
            <text:p>44</text:p>
          </table:table-cell>
          <table:table-cell table:formula="of:=ORG.OPENOFFICE.WEEKS(TODAY(); [.B5]; 1)" office:value-type="float" office:value="7" calcext:value-type="float">
            <text:p>7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<text:a xlink:href="http://www.lirmm.fr/~lafourcade/TERM1/#soutenance" xlink:type="simple">http://www.lirmm.fr/~lafourcade/TERM1/#soutenance</text:a>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</table:table-row>
      </table:table>
      <table:table table:name="Tasks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5:23:12.884360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7:13:43.553182524</meta:creation-date>
    <dc:date>2019-04-14T15:23:57.189967308</dc:date>
    <meta:editing-duration>PT1H4M45S</meta:editing-duration>
    <meta:editing-cycles>4</meta:editing-cycles>
    <meta:generator>LibreOffice/6.0.7.3$Linux_X86_64 LibreOffice_project/00m0$Build-3</meta:generator>
    <meta:document-statistic meta:table-count="2" meta:cell-count="33" meta:object-count="0"/>
  </office:meta>
</office:document-meta>
</file>